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089cm" style:rel-column-width="15761*"/>
    </style:style>
    <style:style style:name="Table1.B" style:family="table-column">
      <style:table-column-properties style:column-width="5.604cm" style:rel-column-width="21602*"/>
    </style:style>
    <style:style style:name="Table1.C" style:family="table-column">
      <style:table-column-properties style:column-width="7.308cm" style:rel-column-width="28172*"/>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4" style:family="table-row">
      <style:table-row-properties style:min-row-height="1.51cm"/>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1046" officeooo:paragraph-rsid="00131046" style:font-size-asian="21pt" style:font-weight-asian="bold" style:font-size-complex="24pt" style:font-weight-complex="bold"/>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31046" officeooo:paragraph-rsid="00131046"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17a055" officeooo:paragraph-rsid="0017a055" style:font-size-asian="15pt" style:font-weight-asian="normal" style:font-size-complex="15pt" style:font-weight-complex="normal"/>
    </style:style>
    <style:style style:name="P6" style:family="paragraph" style:parent-style-name="Table_20_Contents">
      <style:paragraph-properties fo:text-align="justify" style:justify-single-word="false"/>
      <style:text-properties fo:font-size="15pt" officeooo:rsid="0022d510" officeooo:paragraph-rsid="0022d510" style:font-size-asian="15pt" style:font-size-complex="15pt"/>
    </style:style>
    <style:style style:name="P7" style:family="paragraph" style:parent-style-name="Table_20_Contents">
      <style:paragraph-properties fo:text-align="center" style:justify-single-word="false"/>
      <style:text-properties fo:font-size="15pt" fo:font-style="italic" style:text-underline-style="none" officeooo:rsid="0022d510" officeooo:paragraph-rsid="0022d510" style:font-size-asian="15pt" style:font-style-asian="italic" style:font-size-complex="15pt" style:font-style-complex="italic"/>
    </style:style>
    <style:style style:name="P8" style:family="paragraph" style:parent-style-name="Table_20_Contents">
      <style:paragraph-properties fo:text-align="center" style:justify-single-word="false"/>
      <style:text-properties fo:font-size="15pt" fo:font-style="italic" officeooo:rsid="0022d510" officeooo:paragraph-rsid="0022d510" style:font-size-asian="15pt" style:font-style-asian="italic" style:font-size-complex="15pt" style:font-style-complex="italic"/>
    </style:style>
    <style:style style:name="P9" style:family="paragraph" style:parent-style-name="Standard">
      <style:paragraph-properties fo:text-align="justify" style:justify-single-word="false"/>
      <style:text-properties fo:color="#000000" loext:opacity="100%" fo:font-size="15pt" style:text-underline-style="none" fo:font-weight="normal" officeooo:rsid="0017a055" officeooo:paragraph-rsid="0017a055"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11" style:family="paragraph" style:parent-style-name="Standard">
      <style:paragraph-properties fo:text-align="justify" style:justify-single-word="false"/>
      <style:text-properties fo:color="#000000" loext:opacity="100%" fo:font-size="15pt" style:text-underline-style="none" fo:font-weight="normal" officeooo:rsid="00214d36" officeooo:paragraph-rsid="00214d36"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14d36" officeooo:paragraph-rsid="00214d36" style:font-size-asian="15pt" style:font-weight-asian="normal" style:font-size-complex="15pt" style:font-weight-complex="normal"/>
    </style:style>
    <style:style style:name="T1" style:family="text">
      <style:text-properties officeooo:rsid="0014ecce"/>
    </style:style>
    <style:style style:name="T2" style:family="text">
      <style:text-properties officeooo:rsid="00169727"/>
    </style:style>
    <style:style style:name="T3" style:family="text">
      <style:text-properties officeooo:rsid="0016d0fd"/>
    </style:style>
    <style:style style:name="T4" style:family="text">
      <style:text-properties officeooo:rsid="00185741"/>
    </style:style>
    <style:style style:name="T5" style:family="text">
      <style:text-properties officeooo:rsid="001a4a0d"/>
    </style:style>
    <style:style style:name="T6" style:family="text">
      <style:text-properties officeooo:rsid="001a6c76"/>
    </style:style>
    <style:style style:name="T7" style:family="text">
      <style:text-properties officeooo:rsid="001c53ba"/>
    </style:style>
    <style:style style:name="T8" style:family="text">
      <style:text-properties officeooo:rsid="001cbae3"/>
    </style:style>
    <style:style style:name="T9" style:family="text">
      <style:text-properties officeooo:rsid="001ddba1"/>
    </style:style>
    <style:style style:name="T10" style:family="text">
      <style:text-properties officeooo:rsid="001eb9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ation Technology PAT: <text:span text:style-name="T1">Task 1-5</text:span></text:p>
      <text:p text:style-name="P1"><text:span text:style-name="T3">Created</text:span> by Jéan Durand</text:p>
      <text:p text:style-name="P2"/>
      <text:p text:style-name="P4">Task 1<text:span text:style-name="T1">A</text:span></text:p>
      <text:p text:style-name="P5">The given problem is that tournament organisers want to have a more efficient system of administrating tournaments. Thus it was decided that a dedicated tournament planning and updating would be commissioned. </text:p>
      <text:p text:style-name="P9"/>
      <text:p text:style-name="P9"><text:span text:style-name="T2">The task is to design a program so that a tournament may be efficiently planned and organised. This program would be used by the organisers of said event. </text:span>When organising a competition, there are various things that must be taken into account. These things include the accurate capture of participants information, capture of the results of the competition and individual matches, reliable storage of the data captured and correct formatting and output of data. <text:span text:style-name="T4">My program will solve these problems in various ways. </text:span><text:span text:style-name="T5">Information capture will be done via input and edit entry. Information can also be entered via text file in a standard format. </text:span><text:span text:style-name="T6">Storage will be facilitated via the use </text:span><text:span text:style-name="T7">of</text:span><text:span text:style-name="T6"> a database, text files </text:span><text:span text:style-name="T10">and arrays</text:span><text:span text:style-name="T6">. </text:span><text:span text:style-name="T7">This database will contain three separate tables, two for participant information and one for competition results. </text:span><text:span text:style-name="T8">Output will be done via the export of text files in a standard format, and the showing of results in RichEdits and pop-ups.</text:span></text:p>
      <text:p text:style-name="P9"/>
      <text:p text:style-name="P10">The scope of the program <text:span text:style-name="T9">is simple. The program is only for the use on a local computer. No networking features will be implemented as none have been requested. </text:span></text:p>
      <text:p text:style-name="P10"/>
      <text:p text:style-name="P12">Task 1B:</text:p>
      <table:table table:name="Table1" table:style-name="Table1">
        <table:table-column table:style-name="Table1.A"/>
        <table:table-column table:style-name="Table1.B"/>
        <table:table-column table:style-name="Table1.C"/>
        <table:table-row table:style-name="TableLine3064376109920">
          <table:table-cell table:style-name="Table1.A1" office:value-type="string">
            <text:p text:style-name="P7">WHO</text:p>
          </table:table-cell>
          <table:table-cell table:style-name="Table1.A1" office:value-type="string">
            <text:p text:style-name="P8">WHAT</text:p>
          </table:table-cell>
          <table:table-cell table:style-name="Table1.C1" office:value-type="string">
            <text:p text:style-name="P8">WHY</text:p>
          </table:table-cell>
        </table:table-row>
        <table:table-row table:style-name="TableLine3064376115392">
          <table:table-cell table:style-name="Table1.A2" office:value-type="string">
            <text:p text:style-name="P6">Teacher</text:p>
          </table:table-cell>
          <table:table-cell table:style-name="Table1.A2" office:value-type="string">
            <text:p text:style-name="P6">Register personal and student information</text:p>
          </table:table-cell>
          <table:table-cell table:style-name="Table1.C2" office:value-type="string">
            <text:p text:style-name="P6">So that adjudicator may view it and students may take part.</text:p>
          </table:table-cell>
        </table:table-row>
        <table:table-row table:style-name="TableLine3064376113952">
          <table:table-cell table:style-name="Table1.A2" office:value-type="string">
            <text:p text:style-name="P6">Adjudicator</text:p>
          </table:table-cell>
          <table:table-cell table:style-name="Table1.A2" office:value-type="string">
            <text:p text:style-name="P6">Review student information and give score to student</text:p>
          </table:table-cell>
          <table:table-cell table:style-name="Table1.C2" office:value-type="string">
            <text:p text:style-name="P6">So that the competition may advance.</text:p>
          </table:table-cell>
        </table:table-row>
        <table:table-row table:style-name="Table1.4">
          <table:table-cell table:style-name="Table1.A2" office:value-type="string">
            <text:p text:style-name="P6">Administrator</text:p>
          </table:table-cell>
          <table:table-cell table:style-name="Table1.A2" office:value-type="string">
            <text:p text:style-name="P6">Review student and teacher information.</text:p>
          </table:table-cell>
          <table:table-cell table:style-name="Table1.C2" office:value-type="string">
            <text:p text:style-name="P6">Ensures currency and accuracy of data stored in database.</text:p>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6:29:23.995000000</meta:creation-date>
    <meta:generator>LibreOffice/7.3.5.2$Windows_X86_64 LibreOffice_project/184fe81b8c8c30d8b5082578aee2fed2ea847c01</meta:generator>
    <dc:date>2022-09-13T11:03:20.420000000</dc:date>
    <meta:editing-duration>PT57M1S</meta:editing-duration>
    <meta:editing-cycles>17</meta:editing-cycles>
    <meta:document-statistic meta:table-count="1" meta:image-count="0" meta:object-count="0" meta:page-count="1" meta:paragraph-count="19" meta:word-count="281" meta:character-count="1727" meta:non-whitespace-character-count="1463"/>
  </office:meta>
</office:document-meta>
</file>